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D000001B6C303FA04E4DD762E.png" manifest:media-type="image/png"/>
  <manifest:file-entry manifest:full-path="Pictures/100000000000035500000300650395438B35D9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559cm" svg:stroke-color="#ff0000" draw:marker-start-width="1.879cm" draw:marker-end-width="1.879cm" draw:fill-color="#27486c" draw:opacity="0%" draw:textarea-horizontal-align="justify" draw:textarea-vertical-align="middle" draw:auto-grow-height="false" fo:min-height="15.448cm" fo:min-width="6.562cm" fo:padding-top="0.404cm" fo:padding-bottom="0.404cm" fo:padding-left="0.529cm" fo:padding-right="0.529cm" draw:shadow-opacity="0%"/>
    </style:style>
    <style:style style:name="gr3" style:family="graphic" style:parent-style-name="standard">
      <style:graphic-properties svg:stroke-width="0.305cm" svg:stroke-color="#ff0000" draw:marker-start="Circle" draw:marker-start-width="1.219cm" draw:marker-end="Arrow" draw:marker-end-width="1.219cm" draw:textarea-vertical-align="middle" fo:padding-top="0.277cm" fo:padding-bottom="0.277cm" fo:padding-left="0.402cm" fo:padding-right="0.402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3.052cm" fo:min-width="21.598cm"/>
    </style:style>
    <style:style style:name="gr5" style:family="graphic" style:parent-style-name="standard">
      <style:graphic-properties draw:stroke="none" svg:stroke-color="#000000" draw:fill="none" draw:fill-color="#ffffff" fo:min-height="4.449cm"/>
    </style:style>
    <style:style style:name="P1" style:family="paragraph">
      <style:paragraph-properties fo:text-align="center"/>
    </style:style>
    <style:style style:name="P2" style:family="paragraph">
      <loext:graphic-properties draw:fill-color="#27486c" draw:opacity="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80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80pt" style:font-size-asian="18pt" style:font-size-complex="18pt"/>
    </style:style>
    <style:style style:name="T1" style:family="text">
      <style:text-properties fo:font-size="80pt" style:font-size-asian="18pt" style:font-size-complex="18pt"/>
    </style:style>
    <style:style style:name="T2" style:family="text">
      <style:text-properties style:text-position="-33% 58%" fo:font-size="80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087cm" svg:height="27.088cm" svg:x="1.266cm" svg:y="1.344cm">
          <draw:image xlink:href="Pictures/100000000000035500000300650395438B35D918.png" xlink:type="simple" xlink:show="embed" xlink:actuate="onLoad">
            <text:p/>
          </draw:image>
        </draw:frame>
        <draw:frame draw:style-name="gr1" draw:text-style-name="P1" draw:layer="layout" svg:width="27.432cm" svg:height="11.586cm" svg:x="38.846cm" svg:y="12.528cm">
          <draw:image xlink:href="Pictures/100002010000040D000001B6C303FA04E4DD762E.png" xlink:type="simple" xlink:show="embed" xlink:actuate="onLoad">
            <text:p/>
          </draw:image>
        </draw:frame>
        <draw:custom-shape draw:style-name="gr2" draw:text-style-name="P2" draw:layer="layout" svg:width="7.62cm" svg:height="16.256cm" draw:transform="skewX (-6.01364448275644E-017) rotate (0.518886386617914) translate (17.69cm 14.062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8.829cm" svg:y1="18.629cm" svg:x2="38.084cm" svg:y2="18.653cm">
          <text:p/>
        </draw:line>
        <draw:custom-shape draw:style-name="gr4" draw:text-style-name="P3" draw:layer="layout" svg:width="22.098cm" svg:height="3.302cm" svg:x="41.64cm" svg:y="22.97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096cm" svg:height="4.699cm" svg:x="43.418cm" svg:y="22.971cm">
          <draw:text-box>
            <text:p text:style-name="P4"><text:span text:style-name="T1">I</text:span><text:span text:style-name="T2">1</text:span></text:p>
          </draw:text-box>
        </draw:frame>
        <draw:frame draw:style-name="gr5" draw:text-style-name="P5" draw:layer="layout" svg:width="6.096cm" svg:height="4.699cm" svg:x="60.944cm" svg:y="22.717cm">
          <draw:text-box>
            <text:p text:style-name="P4"><text:span text:style-name="T1">I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1T14:40:35.076407995</meta:creation-date>
    <dc:date>2016-03-01T15:00:18.942920523</dc:date>
    <meta:editing-duration>PT4M4S</meta:editing-duration>
    <meta:editing-cycles>3</meta:editing-cycles>
    <meta:generator>LibreOffice/5.0.5.2$Linux_X86_64 LibreOffice_project/00m0$Build-2</meta:generator>
    <meta:document-statistic meta:object-count="7"/>
  </office:meta>
</office:document-meta>
</file>